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padding="0.028in"/>
    </style:style>
    <style:style style:name="ce2" style:family="table-cell" style:parent-style-name="Default">
      <style:table-cell-properties fo:padding="0.028in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number-columns-repeated="261" table:default-cell-style-name="ce1"/>
        <table:table-column table:style-name="co1" table:number-columns-repeated="76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DrPC</text:p>
          </table:table-cell>
          <table:table-cell office:value-type="string">
            <text:p>DrPC2</text:p>
          </table:table-cell>
          <table:table-cell office:value-type="string">
            <text:p>DrALU</text:p>
          </table:table-cell>
          <table:table-cell office:value-type="string">
            <text:p>DrALU2</text:p>
          </table:table-cell>
          <table:table-cell office:value-type="string">
            <text:p>DrREG</text:p>
          </table:table-cell>
          <table:table-cell office:value-type="string">
            <text:p>DrMEM</text:p>
          </table:table-cell>
          <table:table-cell office:value-type="string">
            <text:p>LdPC</text:p>
          </table:table-cell>
          <table:table-cell office:value-type="string">
            <text:p>LdMAR</text:p>
          </table:table-cell>
          <table:table-cell office:value-type="string">
            <text:p>LdMDR</text:p>
          </table:table-cell>
          <table:table-cell office:value-type="string">
            <text:p>LdIR</text:p>
          </table:table-cell>
          <table:table-cell office:value-type="string">
            <text:p>LdRg</text:p>
          </table:table-cell>
          <table:table-cell office:value-type="string">
            <text:p>Ld Z</text:p>
          </table:table-cell>
          <table:table-cell office:value-type="string">
            <text:p>Store</text:p>
          </table:table-cell>
          <table:table-cell office:value-type="string">
            <text:p>Byte</text:p>
          </table:table-cell>
          <table:table-cell office:value-type="string">
            <text:p>Add Imm</text:p>
          </table:table-cell>
          <table:table-cell office:value-type="string">
            <text:p>PC Off</text:p>
          </table:table-cell>
          <table:table-cell office:value-type="string">
            <text:p>Jump</text:p>
          </table:table-cell>
          <table:table-cell office:value-type="string">
            <text:p>ALU</text:p>
          </table:table-cell>
          <table:table-cell office:value-type="string">
            <text:p>Next State</text:p>
          </table:table-cell>
          <table:table-cell office:value-type="string">
            <text:p>Use Z</text:p>
          </table:table-cell>
          <table:table-cell office:value-type="string">
            <text:p>Use Decode</text:p>
          </table:table-cell>
          <table:table-cell table:number-columns-repeated="1001"/>
        </table:table-row>
        <table:table-row table:style-name="ro2">
          <table:table-cell office:value-type="string">
            <text:p>ifetch1</text:p>
          </table:table-cell>
          <table:table-cell office:value-type="string">
            <text:p>00000</text:p>
          </table:table-cell>
          <table:table-cell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6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995"/>
        </table:table-row>
        <table:table-row table:style-name="ro2">
          <table:table-cell office:value-type="string">
            <text:p>ifetch2</text:p>
          </table:table-cell>
          <table:table-cell office:value-type="string">
            <text:p>00001</text:p>
          </table:table-cell>
          <table:table-cell table:number-columns-repeated="8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4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995"/>
        </table:table-row>
        <table:table-row table:style-name="ro2">
          <table:table-cell office:value-type="string">
            <text:p>ifetch3</text:p>
          </table:table-cell>
          <table:table-cell office:value-type="string">
            <text:p>00010</text:p>
          </table:table-cell>
          <table:table-cell table:number-columns-repeated="5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0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995"/>
        </table:table-row>
        <table:table-row table:style-name="ro2">
          <table:table-cell office:value-type="string">
            <text:p>add1</text:p>
          </table:table-cell>
          <table:table-cell office:value-type="string">
            <text:p>00011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6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6" table:style-name="Default" office:value-type="float" office:value="0">
            <text:p>0</text:p>
          </table:table-cell>
          <table:table-cell table:number-columns-repeated="995"/>
        </table:table-row>
        <table:table-row table:style-name="ro2">
          <table:table-cell office:value-type="string">
            <text:p>nand1</text:p>
          </table:table-cell>
          <table:table-cell office:value-type="string">
            <text:p>0010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6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8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7" table:style-name="Default" office:value-type="float" office:value="0">
            <text:p>0</text:p>
          </table:table-cell>
          <table:table-cell table:number-columns-repeated="995"/>
        </table:table-row>
        <table:table-row table:style-name="ro2">
          <table:table-cell office:value-type="string">
            <text:p>jalr1</text:p>
          </table:table-cell>
          <table:table-cell office:value-type="string">
            <text:p>0010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8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1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995"/>
        </table:table-row>
        <table:table-row table:style-name="ro2">
          <table:table-cell office:value-type="string">
            <text:p>jalr2</text:p>
          </table:table-cell>
          <table:table-cell office:value-type="string">
            <text:p>00110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9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0" table:style-name="Default" office:value-type="float" office:value="0">
            <text:p>0</text:p>
          </table:table-cell>
          <table:table-cell table:number-columns-repeated="995"/>
        </table:table-row>
        <table:table-row table:style-name="ro2">
          <table:table-cell office:value-type="string">
            <text:p>not1</text:p>
          </table:table-cell>
          <table:table-cell office:value-type="string">
            <text:p>00111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6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7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8" table:style-name="Default" office:value-type="float" office:value="0">
            <text:p>0</text:p>
          </table:table-cell>
          <table:table-cell table:number-columns-repeated="995"/>
        </table:table-row>
        <table:table-row table:style-name="ro2">
          <table:table-cell office:value-type="string">
            <text:p>rshift1</text:p>
          </table:table-cell>
          <table:table-cell office:value-type="string">
            <text:p>0100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6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7" table:style-name="Default" office:value-type="float" office:value="0">
            <text:p>0</text:p>
          </table:table-cell>
          <table:table-cell table:number-columns-repeated="995"/>
        </table:table-row>
        <table:table-row table:style-name="ro2">
          <table:table-cell office:value-type="string">
            <text:p>addi1</text:p>
          </table:table-cell>
          <table:table-cell office:value-type="string">
            <text:p>01001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6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2" table:style-name="Default" office:value-type="float" office:value="0">
            <text:p>0</text:p>
          </table:table-cell>
          <table:table-cell table:number-columns-repeated="995"/>
        </table:table-row>
        <table:table-row table:style-name="ro2">
          <table:table-cell office:value-type="string">
            <text:p>ldadr1</text:p>
          </table:table-cell>
          <table:table-cell office:value-type="string">
            <text:p>0101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6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1" table:style-name="Default" office:value-type="float" office:value="0">
            <text:p>0</text:p>
          </table:table-cell>
          <table:table-cell table:number-columns-repeated="995"/>
        </table:table-row>
        <table:table-row table:style-name="ro2">
          <table:table-cell office:value-type="string">
            <text:p>lw1</text:p>
          </table:table-cell>
          <table:table-cell office:value-type="string">
            <text:p>0101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6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995"/>
        </table:table-row>
        <table:table-row table:style-name="ro2">
          <table:table-cell office:value-type="string">
            <text:p>lw2</text:p>
          </table:table-cell>
          <table:table-cell office:value-type="string">
            <text:p>01100</text:p>
          </table:table-cell>
          <table:table-cell table:number-columns-repeated="8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2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995"/>
        </table:table-row>
        <table:table-row table:style-name="ro2">
          <table:table-cell office:value-type="string">
            <text:p>lw3</text:p>
          </table:table-cell>
          <table:table-cell office:value-type="string">
            <text:p>01101</text:p>
          </table:table-cell>
          <table:table-cell table:number-columns-repeated="5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6" table:style-name="Default" office:value-type="float" office:value="0">
            <text:p>0</text:p>
          </table:table-cell>
          <table:table-cell table:number-columns-repeated="995"/>
        </table:table-row>
        <table:table-row table:style-name="ro2">
          <table:table-cell office:value-type="string">
            <text:p>lb1</text:p>
          </table:table-cell>
          <table:table-cell office:value-type="string">
            <text:p>0111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6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4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995"/>
        </table:table-row>
        <table:table-row table:style-name="ro2">
          <table:table-cell office:value-type="string">
            <text:p>lb2</text:p>
          </table:table-cell>
          <table:table-cell office:value-type="string">
            <text:p>01111</text:p>
          </table:table-cell>
          <table:table-cell table:number-columns-repeated="8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6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995"/>
        </table:table-row>
        <table:table-row table:style-name="ro2">
          <table:table-cell office:value-type="string">
            <text:p>lb3</text:p>
          </table:table-cell>
          <table:table-cell office:value-type="string">
            <text:p>10000</text:p>
          </table:table-cell>
          <table:table-cell table:number-columns-repeated="5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6" table:style-name="Default" office:value-type="float" office:value="0">
            <text:p>0</text:p>
          </table:table-cell>
          <table:table-cell table:number-columns-repeated="995"/>
        </table:table-row>
        <table:table-row table:style-name="ro2">
          <table:table-cell office:value-type="string">
            <text:p>sw1</text:p>
          </table:table-cell>
          <table:table-cell office:value-type="string">
            <text:p>1000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6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995"/>
        </table:table-row>
        <table:table-row table:style-name="ro2">
          <table:table-cell office:value-type="string">
            <text:p>sw2</text:p>
          </table:table-cell>
          <table:table-cell office:value-type="string">
            <text:p>10010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7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14" table:style-name="Default" office:value-type="float" office:value="0">
            <text:p>0</text:p>
          </table:table-cell>
          <table:table-cell table:number-columns-repeated="995"/>
        </table:table-row>
        <table:table-row table:style-name="ro2">
          <table:table-cell office:value-type="string">
            <text:p>sb1</text:p>
          </table:table-cell>
          <table:table-cell office:value-type="string">
            <text:p>1001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6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995"/>
        </table:table-row>
        <table:table-row table:style-name="ro2">
          <table:table-cell office:value-type="string">
            <text:p>sb2</text:p>
          </table:table-cell>
          <table:table-cell office:value-type="string">
            <text:p>10100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7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13" table:style-name="Default" office:value-type="float" office:value="0">
            <text:p>0</text:p>
          </table:table-cell>
          <table:table-cell table:number-columns-repeated="995"/>
        </table:table-row>
        <table:table-row table:style-name="ro2">
          <table:table-cell table:number-columns-repeated="2"/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6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9" table:style-name="Default" office:value-type="float" office:value="0">
            <text:p>0</text:p>
          </table:table-cell>
          <table:table-cell table:number-columns-repeated="995"/>
        </table:table-row>
        <table:table-row table:style-name="ro2">
          <table:table-cell table:number-columns-repeated="2"/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7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995"/>
        </table:table-row>
        <table:table-row table:style-name="ro2">
          <table:table-cell table:number-columns-repeated="2"/>
          <table:table-cell table:number-columns-repeated="25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995"/>
        </table:table-row>
        <table:table-row table:style-name="ro2">
          <table:table-cell table:number-columns-repeated="2"/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7"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10" table:style-name="Default" office:value-type="float" office:value="0">
            <text:p>0</text:p>
          </table:table-cell>
          <table:table-cell table:number-columns-repeated="995"/>
        </table:table-row>
        <table:table-row table:style-name="ro2">
          <table:table-cell table:number-columns-repeated="2"/>
          <table:table-cell table:number-columns-repeated="26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995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257" table:default-cell-style-name="ce2"/>
        <table:table-column table:style-name="co1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1" table:number-columns-repeated="257" table:default-cell-style-name="ce2"/>
        <table:table-column table:style-name="co1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fo:padding="0.028in" style:rotation-align="none"/>
      <style:text-properties style:font-name="Arial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30T19:57:39</meta:creation-date>
    <dc:date>2013-06-04T20:56:17</dc:date>
    <meta:editing-cycles>5</meta:editing-cycles>
    <meta:editing-duration>PT3H42M28S</meta:editing-duration>
    <dc:creator>eric </dc:creator>
    <meta:generator>LibreOffice/4.0.2.2$Linux_x86 LibreOffice_project/400m0$Build-2</meta:generator>
    <meta:document-statistic meta:table-count="3" meta:cell-count="767" meta:object-count="0"/>
  </office:meta>
</office:document-meta>
</file>